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857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2.1972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 not implemented</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Warlord Cycle</text:p>
          </table:table-cell>
          <table:table-cell table:number-columns-repeated="4"/>
        </table:table-row>
        <table:table-row table:style-name="ro1">
          <table:table-cell table:number-columns-repeated="5"/>
        </table:table-row>
        <table:table-row table:style-name="ro1">
          <table:table-cell table:style-name="ce1" office:value-type="string" calcext:value-type="string">
            <text:p>The Howl of Blackmane</text:p>
          </table:table-cell>
          <table:table-cell table:number-columns-repeated="4"/>
        </table:table-row>
        <table:table-row table:style-name="ro1">
          <table:table-cell office:value-type="string" calcext:value-type="string">
            <text:p>Ragnar Blackma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 Sentinel</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rostfang</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gnar’s Warcamp</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s Hun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terrogator Acolyte</text:p>
          </table:table-cell>
          <table:table-cell office:value-type="string" calcext:value-type="string">
            <text:p>Astra Militarum</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Muster the 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oble Dee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eathskull Loota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mash ‘n Bash</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eath Guard Infant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Heretek Inven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ber Grotesqu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sions of Agony</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Archon’s Palace</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 Can cancel own gains.</text:p>
          </table:table-cell>
        </table:table-row>
        <table:table-row table:style-name="ro1">
          <table:table-cell office:value-type="string" calcext:value-type="string">
            <text:p>Vaulting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mpow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tarcann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iranha Hunt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un’ui Prelat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Homing Beaco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amit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The Scourge</text:p>
          </table:table-cell>
          <table:table-cell table:number-columns-repeated="4"/>
        </table:table-row>
        <table:table-row table:style-name="ro1">
          <table:table-cell office:value-type="string" calcext:value-type="string">
            <text:p>Ku'gath Plaguefat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5">
          <table:table-cell office:value-type="string" calcext:value-type="string">
            <text:p>Ku'gath's Nurgling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Not working perfectly; Can not choose *which* Nurgling's reaction has been used, just the total at each planet. This causes no problems yet; it will when The Mask of Jain Zar arrives.</text:p>
            <text:p/>
            <text:p>If a Nurgling dies during the forced reaction, all remaining cards at the planet have their remaining Nurglings count decreased. This functions fine, until there are two Nurglings with two health killing themselves. The death of the first will always prevent the second from killing itself, since there are no longer enough Nurglings. This is incorrect, but I am not too worried about it since this will get solved when I have to account for The Mask of Jain Zar anyway.</text:p>
          </table:table-cell>
        </table:table-row>
        <table:table-row table:style-name="ro1">
          <table:table-cell office:value-type="string" calcext:value-type="string">
            <text:p>Vile Laborat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he Plaguefather's Bann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etid Haz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orkai Rune Pries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enrisian Wolf</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Guard Recrui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ozer B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quisitorial Fortres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ttack Squig Her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akka Dakka Dakk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ustom Field Generator</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laivex Warlea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ded Lotus Rifl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oul Seizur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Death from Abov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Dome of Crystal Se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ork'an Recruit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Kauyon Strik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Blacksun Filt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Gift of the Ethereals</text:p>
          </table:table-cell>
          <table:table-cell table:number-columns-repeated="4"/>
        </table:table-row>
        <table:table-row table:style-name="ro1">
          <table:table-cell office:value-type="string" calcext:value-type="string">
            <text:p>Aun’shi</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thereal Envo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un'shi's Sanctum</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Honor Blad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thereal Wisdom</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White Scars Biker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Know No Fea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rushing Blow</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Mystic Ward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To Arm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norifica Imperial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ekaniak Repair Krew</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ig Chopp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Ammo Dep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tten Plaguebearer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Nurgling Bomb</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hrone of Vain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slyth Mercenary</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espis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Warlock Destruc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ritch Corsai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tell</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Zogwort’s Curse</text:p>
          </table:table-cell>
          <table:table-cell table:number-columns-repeated="4"/>
        </table:table-row>
        <table:table-row table:style-name="ro1">
          <table:table-cell office:value-type="string" calcext:value-type="string">
            <text:p>Old Zogwor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Runtherder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Hovel</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Wyrdboy Stikk</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Launch da Snot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Blood Claw Pack</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Rally the Charg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ecluded Apothecarion</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teel Legion Chimera</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allarn Raider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Staging Groun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Gleeful Plague Beas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bol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ight Grenade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oodied Reaver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Crucible of Maledictio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earing Bran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ectored Vyper Squa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Guardian Mesh Arm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a'cea XV88 Broadsi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Tense Negotiation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eavy Marker Dron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Threat Beyond</text:p>
          </table:table-cell>
          <table:table-cell table:number-columns-repeated="4"/>
        </table:table-row>
        <table:table-row table:style-name="ro1">
          <table:table-cell office:value-type="string" calcext:value-type="string">
            <text:p>Torquemada Coteaz</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Coteaz's Henchm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ormosan Black Ship</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Glovodan Eagl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 Protec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iredrake Terminato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mperial Fists Siege Forc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Nocturne-Ultima Storm Bolte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nakebite Thug</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Evil Sunz Warbike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ork's Great Heap</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Noise Marine Zealo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urbulent Rif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Cacophonic Choi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abalite Halfbor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lake the Thirs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hadow Fiel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Mighty Wraithknight</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eer's Exodu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lumbering Garde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ire Warrior Grenadier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si'm'yen Orbital Cit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Descendants of Isha</text:p>
          </table:table-cell>
          <table:table-cell table:number-columns-repeated="4"/>
        </table:table-row>
        <table:table-row table:style-name="ro1">
          <table:table-cell office:value-type="string" calcext:value-type="string">
            <text:p>Baharroth</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harroth's Hawk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nner of the Ashen Sky</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The Shining Blad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Cry of the Win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Urien Rakarth</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Twisted Wrack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Rakarth's Experimentation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Ichor Gauntle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Urien's Oubliett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pace Wolves Predato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Primal Howl</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Hallow Librarium</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Big Shoota Battlewagon</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ade Ta Figh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Squiggify</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ncient Keeper of Secre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laanesh's Temptatio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 Sire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hrieking Basilisk</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s Warrant</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Vior'la Warrior Cadr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For the Tau'va</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Inquisitor Caius Wroth</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Warlord Cycle cards implemented:</text:p>
          </table:table-cell>
          <table:table-cell/>
          <table:table-cell table:formula="of:=COUNTIF([.C319:.C457];&quot;Yes&quot;)/(134)" office:value-type="float" office:value="0.485074626865672" calcext:value-type="float">
            <text:p>0.485074626865672</text:p>
          </table:table-cell>
          <table:table-cell table:number-columns-repeated="2"/>
        </table:table-row>
        <table:table-row table:style-name="ro1" table:number-rows-repeated="1048116">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6">00/00/0000</text:date>, <text:time style:data-style-name="N2" text:time-value="16:50:17.1190078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16T18:00:30.966854400</dc:date>
    <meta:editing-duration>P7DT14H8M8S</meta:editing-duration>
    <meta:editing-cycles>312</meta:editing-cycles>
    <meta:generator>LibreOffice/25.2.2.2$Windows_X86_64 LibreOffice_project/7370d4be9e3cf6031a51beef54ff3bda878e3fac</meta:generator>
    <meta:document-statistic meta:table-count="1" meta:cell-count="1351" meta:object-count="0"/>
  </office:meta>
</office:document-meta>
</file>